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ce2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n value</text:p>
          </table:table-cell>
          <table:table-cell table:style-name="ce1" office:value-type="string" calcext:value-type="string">
            <text:p>Cube</text:p>
          </table:table-cell>
          <table:table-cell table:style-name="ce1" office:value-type="string" calcext:value-type="string">
            <text:p>GP value</text:p>
          </table:table-cell>
          <table:table-cell table:style-name="ce1" office:value-type="string" calcext:value-type="string">
            <text:p>MSE</text:p>
          </table:table-cell>
          <table:table-cell table:style-name="ce1" office:value-type="string" calcext:value-type="string">
            <text:p>Chi-square</text:p>
          </table:table-cell>
          <table:table-cell table:style-name="ce1" office:value-type="string" calcext:value-type="string">
            <text:p>G-Test</text:p>
          </table:table-cell>
          <table:table-cell table:style-name="ce3"/>
          <table:table-cell table:style-name="ce1" table:number-columns-repeated="3"/>
          <table:table-cell table:style-name="ce3"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 POWER([.$A2]; 3)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 ([.$C2] - [.$A2]) ^ 2" office:value-type="float" office:value="0" calcext:value-type="float">
            <text:p>0</text:p>
          </table:table-cell>
          <table:table-cell table:style-name="ce2" table:formula="of:= (([.$C2] - [.$A2]) ^ 2) /  [.$A2]" office:value-type="float" office:value="0" calcext:value-type="float">
            <text:p>0</text:p>
          </table:table-cell>
          <table:table-cell table:formula="of:= (LN([.$C2] / [.$A2]) ) *  [.$C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 POWER([.$A3]; 3)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 ([.$C3] - [.$A3]) ^ 2" office:value-type="float" office:value="0" calcext:value-type="float">
            <text:p>0</text:p>
          </table:table-cell>
          <table:table-cell table:style-name="ce2" table:formula="of:= (([.$C3] - [.$A3]) ^ 2) /  [.$A3]" office:value-type="float" office:value="0" calcext:value-type="float">
            <text:p>0</text:p>
          </table:table-cell>
          <table:table-cell table:formula="of:= (LN([.$C3] / [.$A3]) ) *  [.$C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 POWER([.$A4]; 3)" office:value-type="float" office:value="729" calcext:value-type="float">
            <text:p>729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 ([.$C4] - [.$A4]) ^ 2" office:value-type="float" office:value="0" calcext:value-type="float">
            <text:p>0</text:p>
          </table:table-cell>
          <table:table-cell table:style-name="ce2" table:formula="of:= (([.$C4] - [.$A4]) ^ 2) /  [.$A4]" office:value-type="float" office:value="0" calcext:value-type="float">
            <text:p>0</text:p>
          </table:table-cell>
          <table:table-cell table:formula="of:= (LN([.$C4] / [.$A4]) ) *  [.$C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 POWER([.$A5]; 3)" office:value-type="float" office:value="4096" calcext:value-type="float">
            <text:p>4096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 ([.$C5] - [.$A5]) ^ 2" office:value-type="float" office:value="1" calcext:value-type="float">
            <text:p>1</text:p>
          </table:table-cell>
          <table:table-cell table:style-name="ce2" table:formula="of:= (([.$C5] - [.$A5]) ^ 2) /  [.$A5]" office:value-type="float" office:value="0.0625" calcext:value-type="float">
            <text:p>0.0625</text:p>
          </table:table-cell>
          <table:table-cell table:formula="of:= (LN([.$C5] / [.$A5]) ) *  [.$C5]" office:value-type="float" office:value="-0.968077817063568" calcext:value-type="float">
            <text:p>-0.968077817063568</text:p>
          </table:table-cell>
          <table:table-cell table:number-columns-repeated="101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 POWER([.$A6]; 3)" office:value-type="float" office:value="15625" calcext:value-type="float">
            <text:p>15625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 ([.$C6] - [.$A6]) ^ 2" office:value-type="float" office:value="0" calcext:value-type="float">
            <text:p>0</text:p>
          </table:table-cell>
          <table:table-cell table:style-name="ce2" table:formula="of:= (([.$C6] - [.$A6]) ^ 2) /  [.$A6]" office:value-type="float" office:value="0" calcext:value-type="float">
            <text:p>0</text:p>
          </table:table-cell>
          <table:table-cell table:formula="of:= (LN([.$C6] / [.$A6]) ) *  [.$C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 POWER([.$A7]; 3)" office:value-type="float" office:value="46656" calcext:value-type="float">
            <text:p>46656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 ([.$C7] - [.$A7]) ^ 2" office:value-type="float" office:value="0" calcext:value-type="float">
            <text:p>0</text:p>
          </table:table-cell>
          <table:table-cell table:style-name="ce2" table:formula="of:= (([.$C7] - [.$A7]) ^ 2) /  [.$A7]" office:value-type="float" office:value="0" calcext:value-type="float">
            <text:p>0</text:p>
          </table:table-cell>
          <table:table-cell table:formula="of:= (LN([.$C7] / [.$A7]) ) *  [.$C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 POWER([.$A8]; 3)" office:value-type="float" office:value="117649" calcext:value-type="float">
            <text:p>117649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 ([.$C8] - [.$A8]) ^ 2" office:value-type="float" office:value="0" calcext:value-type="float">
            <text:p>0</text:p>
          </table:table-cell>
          <table:table-cell table:style-name="ce2" table:formula="of:= (([.$C8] - [.$A8]) ^ 2) /  [.$A8]" office:value-type="float" office:value="0" calcext:value-type="float">
            <text:p>0</text:p>
          </table:table-cell>
          <table:table-cell table:formula="of:= (LN([.$C8] / [.$A8]) ) *  [.$C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 POWER([.$A9]; 3)" office:value-type="float" office:value="262144" calcext:value-type="float">
            <text:p>262144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table:formula="of:= ([.$C9] - [.$A9]) ^ 2" office:value-type="float" office:value="5934096" calcext:value-type="float">
            <text:p>5934096</text:p>
          </table:table-cell>
          <table:table-cell table:style-name="ce2" table:formula="of:= (([.$C9] - [.$A9]) ^ 2) /  [.$A9]" office:value-type="float" office:value="92720.25" calcext:value-type="float">
            <text:p>92720.25</text:p>
          </table:table-cell>
          <table:table-cell table:formula="of:= (LN([.$C9] / [.$A9]) ) *  [.$C9]" office:value-type="float" office:value="9162.90731874155" calcext:value-type="float">
            <text:p>9162.90731874155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1" table:formula="of:=SUM([.D2:.D9]) / 8" office:value-type="float" office:value="741762.125" calcext:value-type="float">
            <text:p>741762.125</text:p>
          </table:table-cell>
          <table:table-cell table:style-name="ce1" table:formula="of:=SUM([.E2:.E9])" office:value-type="float" office:value="92720.3125" calcext:value-type="float">
            <text:p>92720.3125</text:p>
          </table:table-cell>
          <table:table-cell table:style-name="ce1" table:formula="of:=2*SUM([.F2:.F9])" office:value-type="float" office:value="18323.878481849" calcext:value-type="float">
            <text:p>18323.878481849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 style:data-style-name="N2" text:time-value="12:43:50.2347547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1:49:46.848285741</meta:creation-date>
    <dc:date>2019-04-10T22:50:27.057061436</dc:date>
    <meta:editing-duration>PT4H54M37S</meta:editing-duration>
    <meta:editing-cycles>9</meta:editing-cycles>
    <meta:generator>LibreOffice/6.0.7.3$Linux_X86_64 LibreOffice_project/00m0$Build-3</meta:generator>
    <meta:document-statistic meta:table-count="1" meta:cell-count="57" meta:object-count="0"/>
  </office:meta>
</office:document-meta>
</file>